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c493" officeooo:paragraph-rsid="00228828"/>
    </style:style>
    <style:style style:name="P2" style:family="paragraph" style:parent-style-name="Standard">
      <style:text-properties officeooo:rsid="001e5593" officeooo:paragraph-rsid="0023e7fe"/>
    </style:style>
    <style:style style:name="P3" style:family="paragraph" style:parent-style-name="Standard">
      <style:text-properties officeooo:rsid="001e5593" officeooo:paragraph-rsid="002501a9"/>
    </style:style>
    <style:style style:name="T1" style:family="text">
      <style:text-properties officeooo:rsid="00204106"/>
    </style:style>
    <style:style style:name="T2" style:family="text">
      <style:text-properties officeooo:rsid="0021a4ff"/>
    </style:style>
    <style:style style:name="T3" style:family="text">
      <style:text-properties officeooo:rsid="00228828"/>
    </style:style>
    <style:style style:name="T4" style:family="text">
      <style:text-properties officeooo:rsid="0026ff68"/>
    </style:style>
    <style:style style:name="T5" style:family="text">
      <style:text-properties officeooo:rsid="00280a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aterial UI - </text:span><text:a xlink:type="simple" xlink:href="https://mui.com/material-ui/all-components/" text:style-name="Internet_20_link" text:visited-style-name="Visited_20_Internet_20_Link"><text:span text:style-name="T1">https://mui.com/material-ui/all-components/</text:span></text:a><text:span text:style-name="T1"><text:line-break/>nextjs - </text:span><text:a xlink:type="simple" xlink:href="https://nextjs.org/" text:style-name="Internet_20_link" text:visited-style-name="Visited_20_Internet_20_Link"><text:span text:style-name="T1">https://nextjs.org/</text:span></text:a><text:span text:style-name="T1"><text:line-break/></text:span><text:line-break/>ls – listing (zobrazenie suborov)<text:line-break/>cd – change directory<text:line-break/>cd.. – change directory spat <text:line-break/></text:p>
      <text:p text:style-name="P2">npm run dev – <text:span text:style-name="T1">zapnutie servera pre nas<text:line-break/></text:span><text:span text:style-name="T2">npm run build – vytvorenie servera pre uzivatelov<text:line-break/></text:span><text:span text:style-name="T3">npm run start –</text:span> zapnutie aplikacie</text:p>
      <text:p text:style-name="P2"/>
      <text:p text:style-name="P3"><text:span text:style-name="T1">ctrl + c – vypnut server<text:line-break/></text:span><text:span text:style-name="T2">ctrl + l – vycisti terminal<text:line-break/></text:span><text:span text:style-name="T3">ctrl + //(vedla R shift) – comment<text:line-break/><text:line-break/>“use client“ – inak nefunguje build<text:line-break/>layout.tsx – prva vec ktoru nacita router po zapnuti<text:line-break/>page.tsx – layout berie info pre fungovanie<text:line-break/>not-found.tsx – ked sa stranka nenajde<text:line-break/><text:line-break/></text:span><text:span text:style-name="T5">git init – vytvori priecinok v mojom projekte na github</text:span><text:span text:style-name="T3"><text:line-break/></text:span><text:span text:style-name="T4">git branch -m &lt;name&gt; - </text:span><text:span text:style-name="T5">zmena branch name</text:span><text:span text:style-name="T4"><text:line-break/>git config –global user.name “your name“ – </text:span><text:span text:style-name="T5">moj nick z github</text:span><text:span text:style-name="T4"><text:line-break/>git config –global user.email “your email“ – </text:span><text:span text:style-name="T5">moj email z github</text:span><text:span text:style-name="T4"><text:line-break/>git remote add origin &lt;odkaz&gt; - </text:span><text:span text:style-name="T5">odkaz na moj github</text:span><text:span text:style-name="T4"><text:line-break/>git remote -v – </text:span><text:span text:style-name="T5">kontrola ci je vsetko ok</text:span><text:span text:style-name="T4"><text:line-break/>git add . – </text:span><text:span text:style-name="T5">pridanie projektu na github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Miroslav Kopeliovič IV.B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09:13:07.594434363</meta:creation-date>
    <meta:generator>LibreOffice/24.2.5.2$Linux_X86_64 LibreOffice_project/420$Build-2</meta:generator>
    <dc:date>2024-09-24T12:00:57.740700089</dc:date>
    <meta:editing-duration>PT1H10M36S</meta:editing-duration>
    <meta:editing-cycles>4</meta:editing-cycles>
    <meta:document-statistic meta:table-count="0" meta:image-count="0" meta:object-count="0" meta:page-count="1" meta:paragraph-count="4" meta:word-count="142" meta:character-count="937" meta:non-whitespace-character-count="776"/>
  </office:meta>
</office:document-meta>
</file>